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5.25pt"/>
    </style:style>
    <style:style style:name="co2" style:family="table-column">
      <style:table-column-properties fo:break-before="auto" style:column-width="56.81pt"/>
    </style:style>
    <style:style style:name="co3" style:family="table-column">
      <style:table-column-properties fo:break-before="auto" style:column-width="47pt"/>
    </style:style>
    <style:style style:name="co4" style:family="table-column">
      <style:table-column-properties fo:break-before="auto" style:column-width="63.1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0.84pt"/>
    </style:style>
    <style:style style:name="co7" style:family="table-column">
      <style:table-column-properties fo:break-before="auto" style:column-width="103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0.06pt solid #000000"/>
    </style:style>
    <style:style style:name="ce6" style:family="table-cell" style:parent-style-name="Default">
      <style:table-cell-properties fo:border-bottom="none" fo:border-left="none" fo:border-right="0.06pt solid #000000" fo:border-top="none"/>
    </style:style>
    <style:style style:name="ce7" style:family="table-cell" style:parent-style-name="Default">
      <style:table-cell-properties fo:border-bottom="0.06pt solid #000000" fo:border-left="none" fo:border-right="0.06pt solid #000000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6"/>
        <table:table-column table:style-name="co5" table:default-cell-style-name="ce3"/>
        <table:table-column table:style-name="co5" table:default-cell-style-name="ce6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no text feature</text:p>
          </table:table-cell>
          <table:covered-table-cell table:style-name="Default"/>
          <table:table-cell table:style-name="ce8" office:value-type="string" calcext:value-type="string" table:number-columns-spanned="2" table:number-rows-spanned="1">
            <text:p>Top 60</text:p>
          </table:table-cell>
          <table:covered-table-cell table:style-name="Default"/>
          <table:table-cell table:style-name="ce8" office:value-type="string" calcext:value-type="string" table:number-columns-spanned="2" table:number-rows-spanned="1">
            <text:p>Top 160</text:p>
          </table:table-cell>
          <table:covered-table-cell table:style-name="Default"/>
          <table:table-cell table:style-name="ce8" office:value-type="string" calcext:value-type="string" table:number-columns-spanned="2" table:number-rows-spanned="1">
            <text:p>top60, avg_length</text:p>
          </table:table-cell>
          <table:covered-table-cell/>
          <table:table-cell office:value-type="string" calcext:value-type="string" table:number-columns-spanned="2" table:number-rows-spanned="1">
            <text:p>removed_top 60, avg_length</text:p>
          </table:table-cell>
          <table:covered-table-cell/>
          <table:table-cell office:value-type="string" calcext:value-type="string" table:number-columns-spanned="2" table:number-rows-spanned="1">
            <text:p>non_linear: children*avg_len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Run time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Run time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Run tim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Run ti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0**-6,10**-4,False</text:p>
          </table:table-cell>
          <table:table-cell table:style-name="ce2" office:value-type="float" office:value="1.02361673696" calcext:value-type="float">
            <text:p>1.02361673696</text:p>
          </table:table-cell>
          <table:table-cell table:style-name="ce5" office:value-type="float" office:value="0.0540425777435303" calcext:value-type="float">
            <text:p>0.05404257774353</text:p>
          </table:table-cell>
          <table:table-cell office:value-type="float" office:value="0.987861914644" calcext:value-type="float">
            <text:p>0.987861914644</text:p>
          </table:table-cell>
          <table:table-cell office:value-type="float" office:value="0.0653634071350098" calcext:value-type="float">
            <text:p>0.06536340713501</text:p>
          </table:table-cell>
          <table:table-cell office:value-type="float" office:value="1.00018236789" calcext:value-type="float">
            <text:p>1.00018236789</text:p>
          </table:table-cell>
          <table:table-cell office:value-type="float" office:value="0.135177850723267" calcext:value-type="float">
            <text:p>0.135177850723267</text:p>
          </table:table-cell>
          <table:table-cell office:value-type="float" office:value="0.987795194702" calcext:value-type="float">
            <text:p>0.987795194702</text:p>
          </table:table-cell>
          <table:table-cell office:value-type="float" office:value="0.0748639106750488" calcext:value-type="float">
            <text:p>0.074863910675049</text:p>
          </table:table-cell>
          <table:table-cell office:value-type="float" office:value="0.973595556677" calcext:value-type="float">
            <text:p>0.973595556677</text:p>
          </table:table-cell>
          <table:table-cell office:value-type="float" office:value="0.0749258995056152" calcext:value-type="float">
            <text:p>0.074925899505615</text:p>
          </table:table-cell>
          <table:table-cell office:value-type="float" office:value="0.974180095504" calcext:value-type="float">
            <text:p>0.974180095504</text:p>
          </table:table-cell>
          <table:table-cell office:value-type="float" office:value="0.077899694442749" calcext:value-type="float">
            <text:p>0.077899694442749</text:p>
          </table:table-cell>
        </table:table-row>
        <table:table-row table:style-name="ro1">
          <table:table-cell office:value-type="string" calcext:value-type="string">
            <text:p>10**-8,10**-5,False</text:p>
          </table:table-cell>
          <table:table-cell office:value-type="float" office:value="1.07117452895" calcext:value-type="float">
            <text:p>1.07117452895</text:p>
          </table:table-cell>
          <table:table-cell office:value-type="float" office:value="0.303970336914062" calcext:value-type="float">
            <text:p>0.303970336914062</text:p>
          </table:table-cell>
          <table:table-cell office:value-type="float" office:value="1.0397160923" calcext:value-type="float">
            <text:p>1.0397160923</text:p>
          </table:table-cell>
          <table:table-cell office:value-type="float" office:value="1.13663911819458" calcext:value-type="float">
            <text:p>1.13663911819458</text:p>
          </table:table-cell>
          <table:table-cell office:value-type="float" office:value="1.12752804311" calcext:value-type="float">
            <text:p>1.12752804311</text:p>
          </table:table-cell>
          <table:table-cell office:value-type="float" office:value="4.17656707763672" calcext:value-type="float">
            <text:p>4.17656707763672</text:p>
          </table:table-cell>
          <table:table-cell office:value-type="float" office:value="1.03938394842" calcext:value-type="float">
            <text:p>1.03938394842</text:p>
          </table:table-cell>
          <table:table-cell office:value-type="float" office:value="1.26566910743713" calcext:value-type="float">
            <text:p>1.26566910743713</text:p>
          </table:table-cell>
          <table:table-cell office:value-type="float" office:value="1.04448193204" calcext:value-type="float">
            <text:p>1.04448193204</text:p>
          </table:table-cell>
          <table:table-cell office:value-type="float" office:value="1.55401134490967" calcext:value-type="float">
            <text:p>1.55401134490967</text:p>
          </table:table-cell>
          <table:table-cell office:value-type="float" office:value="1.04534010436" calcext:value-type="float">
            <text:p>1.04534010436</text:p>
          </table:table-cell>
          <table:table-cell office:value-type="float" office:value="1.60295867919922" calcext:value-type="float">
            <text:p>1.60295867919922</text:p>
          </table:table-cell>
        </table:table-row>
        <table:table-row table:style-name="ro1">
          <table:table-cell office:value-type="string" calcext:value-type="string">
            <text:p>10**-9,10**-5,False</text:p>
          </table:table-cell>
          <table:table-cell office:value-type="float" office:value="1.34242866117" calcext:value-type="float">
            <text:p>1.34242866117</text:p>
          </table:table-cell>
          <table:table-cell office:value-type="float" office:value="0.282039642333984" calcext:value-type="float">
            <text:p>0.282039642333984</text:p>
          </table:table-cell>
          <table:table-cell office:value-type="float" office:value="2.86777082336" calcext:value-type="float">
            <text:p>2.86777082336</text:p>
          </table:table-cell>
          <table:table-cell office:value-type="float" office:value="1.57454442977905" calcext:value-type="float">
            <text:p>1.57454442977905</text:p>
          </table:table-cell>
          <table:table-cell office:value-type="float" office:value="4.92488111792" calcext:value-type="float">
            <text:p>4.92488111792</text:p>
          </table:table-cell>
          <table:table-cell office:value-type="float" office:value="3.59366583824158" calcext:value-type="float">
            <text:p>3.59366583824158</text:p>
          </table:table-cell>
          <table:table-cell office:value-type="float" office:value="2.85441194409" calcext:value-type="float">
            <text:p>2.85441194409</text:p>
          </table:table-cell>
          <table:table-cell office:value-type="float" office:value="1.7390763759613" calcext:value-type="float">
            <text:p>1.7390763759613</text:p>
          </table:table-cell>
          <table:table-cell office:value-type="float" office:value="2.89397725302" calcext:value-type="float">
            <text:p>2.89397725302</text:p>
          </table:table-cell>
          <table:table-cell office:value-type="float" office:value="1.71102333068848" calcext:value-type="float">
            <text:p>1.71102333068848</text:p>
          </table:table-cell>
          <table:table-cell office:value-type="float" office:value="2.8930369057" calcext:value-type="float">
            <text:p>2.8930369057</text:p>
          </table:table-cell>
          <table:table-cell office:value-type="float" office:value="1.76496362686157" calcext:value-type="float">
            <text:p>1.76496362686157</text:p>
          </table:table-cell>
        </table:table-row>
        <table:table-row table:style-name="ro1">
          <table:table-cell office:value-type="string" calcext:value-type="string">
            <text:p>10**-6,10**-4,True</text:p>
          </table:table-cell>
          <table:table-cell office:value-type="float" office:value="1.08808618636" calcext:value-type="float">
            <text:p>1.08808618636</text:p>
          </table:table-cell>
          <table:table-cell office:value-type="float" office:value="0.0108625888824463" calcext:value-type="float">
            <text:p>0.010862588882446</text:p>
          </table:table-cell>
          <table:table-cell office:value-type="float" office:value="1.5243569194" calcext:value-type="float">
            <text:p>1.5243569194</text:p>
          </table:table-cell>
          <table:table-cell office:value-type="float" office:value="0.0421967506408691" calcext:value-type="float">
            <text:p>0.042196750640869</text:p>
          </table:table-cell>
          <table:table-cell office:value-type="float" office:value="3.22761119108" calcext:value-type="float">
            <text:p>3.22761119108</text:p>
          </table:table-cell>
          <table:table-cell office:value-type="float" office:value="0.0966498851776123" calcext:value-type="float">
            <text:p>0.096649885177612</text:p>
          </table:table-cell>
          <table:table-cell office:value-type="float" office:value="1.52290415129" calcext:value-type="float">
            <text:p>1.52290415129</text:p>
          </table:table-cell>
          <table:table-cell office:value-type="float" office:value="0.0479207038879395" calcext:value-type="float">
            <text:p>0.04792070388794</text:p>
          </table:table-cell>
          <table:table-cell office:value-type="float" office:value="1.66195678208" calcext:value-type="float">
            <text:p>1.66195678208</text:p>
          </table:table-cell>
          <table:table-cell office:value-type="float" office:value="0.0501441955566406" calcext:value-type="float">
            <text:p>0.050144195556641</text:p>
          </table:table-cell>
          <table:table-cell office:value-type="float" office:value="1.66350923803" calcext:value-type="float">
            <text:p>1.66350923803</text:p>
          </table:table-cell>
          <table:table-cell office:value-type="float" office:value="0.0510876178741455" calcext:value-type="float">
            <text:p>0.051087617874146</text:p>
          </table:table-cell>
        </table:table-row>
        <table:table-row table:style-name="ro1">
          <table:table-cell office:value-type="string" calcext:value-type="string">
            <text:p>10**-7,10**-5,True</text:p>
          </table:table-cell>
          <table:table-cell table:style-name="ce4" office:value-type="float" office:value="1.27739641779" calcext:value-type="float">
            <text:p>1.27739641779</text:p>
          </table:table-cell>
          <table:table-cell table:style-name="ce7" office:value-type="float" office:value="0.0630505084991455" calcext:value-type="float">
            <text:p>0.063050508499146</text:p>
          </table:table-cell>
          <table:table-cell table:style-name="ce4" office:value-type="float" office:value="6.36578111428" calcext:value-type="float">
            <text:p>6.36578111428</text:p>
          </table:table-cell>
          <table:table-cell table:style-name="ce7" office:value-type="float" office:value="0.227822065353394" calcext:value-type="float">
            <text:p>0.227822065353394</text:p>
          </table:table-cell>
          <table:table-cell table:style-name="ce4" office:value-type="float" office:value="13.6982283352" calcext:value-type="float">
            <text:p>13.6982283352</text:p>
          </table:table-cell>
          <table:table-cell table:style-name="ce7" office:value-type="float" office:value="0.476417541503906" calcext:value-type="float">
            <text:p>0.476417541503906</text:p>
          </table:table-cell>
          <table:table-cell office:value-type="float" office:value="6.40432063677" calcext:value-type="float">
            <text:p>6.40432063677</text:p>
          </table:table-cell>
          <table:table-cell office:value-type="float" office:value="0.262490272521973" calcext:value-type="float">
            <text:p>0.262490272521973</text:p>
          </table:table-cell>
          <table:table-cell office:value-type="float" office:value="6.59507362185" calcext:value-type="float">
            <text:p>6.59507362185</text:p>
          </table:table-cell>
          <table:table-cell office:value-type="float" office:value="0.310416221618652" calcext:value-type="float">
            <text:p>0.310416221618652</text:p>
          </table:table-cell>
          <table:table-cell office:value-type="float" office:value="6.61046775035" calcext:value-type="float">
            <text:p>6.61046775035</text:p>
          </table:table-cell>
          <table:table-cell office:value-type="float" office:value="0.322021007537842" calcext:value-type="float">
            <text:p>0.32202100753784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1">00/00/0000</text:date>, <text:time style:data-style-name="N2" text:time-value="16:50:50.3438728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2:38:09.015025993</meta:creation-date>
    <dc:date>2019-01-31T17:03:28.826412461</dc:date>
    <meta:editing-duration>PT20M5S</meta:editing-duration>
    <meta:editing-cycles>4</meta:editing-cycles>
    <meta:generator>LibreOffice/6.0.7.3$Linux_X86_64 LibreOffice_project/00m0$Build-3</meta:generator>
    <meta:document-statistic meta:table-count="1" meta:cell-count="79" meta:object-count="0"/>
  </office:meta>
</office:document-meta>
</file>